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pacity="0%" draw:textarea-horizontal-align="justify" draw:textarea-vertical-align="middle" draw:auto-grow-height="false" draw:shadow-opacity="0%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opacity="0%" draw:textarea-horizontal-align="justify" draw:textarea-vertical-align="middle" draw:auto-grow-height="false" draw:shadow-offset-x="0.203cm" draw:shadow-offset-y="0.203cm" draw:shadow-opacity="0%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611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style:paragraph-properties fo:text-align="center"/>
    </style:style>
    <style:style style:name="P3" style:family="paragraph">
      <style:text-properties fo:font-size="9pt" fo:font-weight="bold" style:font-size-asian="9pt" style:font-weight-asian="bold" style:font-size-complex="9pt" style:font-weight-complex="bold"/>
    </style:style>
    <style:style style:name="P4" style:family="paragraph">
      <style:text-properties fo:font-size="9pt" style:font-size-asian="9pt" style:font-size-complex="9pt"/>
    </style:style>
    <style:style style:name="P5" style:family="paragraph">
      <style:text-properties fo:font-size="9pt" fo:font-style="italic" style:font-size-asian="9pt" style:font-style-asian="italic" style:font-size-complex="9pt" style:font-style-complex="italic"/>
    </style:style>
    <style:style style:name="P6" style:family="paragraph">
      <style:text-properties fo:font-size="8pt" style:font-size-asian="8pt" style:font-size-complex="8pt"/>
    </style:style>
    <style:style style:name="P7" style:family="paragraph">
      <style:text-properties fo:font-size="8pt" fo:font-style="italic" style:font-size-asian="8pt" style:font-style-asian="italic" style:font-size-complex="8pt" style:font-style-complex="italic"/>
    </style:style>
    <style:style style:name="T1" style:family="text">
      <style:text-properties fo:font-size="9pt" fo:font-weight="bold" style:font-size-asian="9pt" style:font-weight-asian="bold" style:font-size-complex="9pt" style:font-weight-complex="bold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fo:font-style="italic" style:font-size-asian="9pt" style:font-style-asian="italic" style:font-size-complex="9pt" style:font-style-complex="italic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name="Organism" draw:style-name="gr1" draw:text-style-name="P1" draw:layer="layout" svg:width="6.096cm" svg:height="5.334cm" svg:x="2.032cm" svg:y="2.678cm">
          <svg:title>Organism</svg:title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556cm" svg:height="3.068cm" svg:x="4.318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988cm" svg:height="0.607cm" svg:x="2.286cm" svg:y="2.323cm">
          <draw:text-box>
            <text:p text:style-name="P3"><text:span text:style-name="T1">Organism</text:span></text:p>
          </draw:text-box>
        </draw:frame>
        <draw:frame draw:style-name="gr3" draw:text-style-name="P4" draw:layer="layout" svg:width="3.048cm" svg:height="0.607cm" svg:x="3.556cm" svg:y="3.556cm">
          <draw:text-box>
            <text:p text:style-name="P4"><text:span text:style-name="T2">Plant_pathogen</text:span></text:p>
          </draw:text-box>
        </draw:frame>
        <draw:frame draw:style-name="gr3" draw:text-style-name="P5" draw:layer="layout" svg:width="2.032cm" svg:height="0.607cm" svg:x="9.906cm" svg:y="4.727cm">
          <draw:text-box>
            <text:p text:style-name="P5"><text:span text:style-name="T3">causes</text:span></text:p>
          </draw:text-box>
        </draw:frame>
        <draw:custom-shape draw:name="Organism" draw:style-name="gr1" draw:text-style-name="P1" draw:layer="layout" svg:width="6.096cm" svg:height="5.551cm" svg:x="12.7cm" svg:y="3.593cm">
          <svg:title>Organism</svg:title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3.622cm" svg:height="0.607cm" svg:x="16.51cm" svg:y="3.048cm">
          <draw:text-box>
            <text:p text:style-name="P3"><text:span text:style-name="T1">Phenotypic_process</text:span></text:p>
          </draw:text-box>
        </draw:frame>
        <draw:custom-shape draw:style-name="gr4" draw:text-style-name="P2" xml:id="id1" draw:id="id1" draw:layer="layout" svg:width="0.508cm" svg:height="0.508cm" svg:x="5.08cm" svg:y="5.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4" draw:layer="layout" svg:width="1.778cm" svg:height="0.607cm" svg:x="16.002cm" svg:y="4.727cm">
          <draw:text-box>
            <text:p text:style-name="P4"><text:span text:style-name="T2">Canker</text:span></text:p>
          </draw:text-box>
        </draw:frame>
        <draw:frame draw:style-name="gr3" draw:text-style-name="P4" draw:layer="layout" svg:width="1.778cm" svg:height="0.607cm" svg:x="14.478cm" svg:y="6.505cm">
          <draw:text-box>
            <text:p text:style-name="P4"><text:span text:style-name="T2">Blight</text:span></text:p>
          </draw:text-box>
        </draw:frame>
        <draw:custom-shape draw:style-name="gr4" draw:text-style-name="P2" draw:layer="layout" svg:width="0.001cm" svg:height="0.001cm" svg:x="19.737cm" svg:y="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curve" svg:x1="5.334cm" svg:y1="5.588cm" svg:x2="15.852cm" svg:y2="5.334cm" draw:start-shape="id1" draw:start-glue-point="6" draw:end-shape="id2" draw:end-glue-point="5" svg:d="m5334 5588c0 753 2694 627 3399 376s-577-630 7119-630">
          <text:p/>
        </draw:connector>
        <draw:connector draw:style-name="gr5" draw:text-style-name="P2" draw:layer="layout" draw:type="curve" svg:x1="5.334cm" svg:y1="5.588cm" svg:x2="14.328cm" svg:y2="7.112cm" draw:start-shape="id1" draw:start-glue-point="6" draw:end-shape="id3" draw:end-glue-point="5" svg:d="m5334 5588c0 1016 2998 1524 8994 1524">
          <text:p/>
        </draw:connector>
        <draw:frame draw:style-name="gr3" draw:text-style-name="P4" draw:layer="layout" svg:width="2.032cm" svg:height="0.607cm" svg:x="5.588cm" svg:y="5.08cm">
          <draw:text-box>
            <text:p text:style-name="P4"><text:span text:style-name="T2">NCBI_552</text:span></text:p>
          </draw:text-box>
        </draw:frame>
        <draw:frame draw:style-name="gr3" draw:text-style-name="P5" draw:layer="layout" svg:width="2.032cm" svg:height="0.607cm" svg:x="8.636cm" svg:y="7.149cm">
          <draw:text-box>
            <text:p text:style-name="P5"><text:span text:style-name="T3">causes</text:span></text:p>
          </draw:text-box>
        </draw:frame>
        <draw:custom-shape draw:name="Organism" draw:style-name="gr1" draw:text-style-name="P1" draw:layer="layout" svg:width="8.382cm" svg:height="7.465cm" svg:x="4.572cm" svg:y="8.537cm">
          <svg:title>Organism</svg:title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132cm" svg:height="0.607cm" svg:x="4.472cm" svg:y="15.24cm">
          <draw:text-box>
            <text:p text:style-name="P3"><text:span text:style-name="T1">Phenotype</text:span></text:p>
          </draw:text-box>
        </draw:frame>
        <draw:custom-shape draw:style-name="gr1" draw:text-style-name="P2" draw:layer="layout" svg:width="6.604cm" svg:height="5.334cm" svg:x="5.656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5.588cm" svg:height="0.607cm" svg:x="5.842cm" svg:y="14.224cm">
          <draw:text-box>
            <text:p text:style-name="P4"><text:span text:style-name="T2">Susceptibility_phenotype</text:span></text:p>
          </draw:text-box>
        </draw:frame>
        <draw:custom-shape draw:style-name="gr6" draw:text-style-name="P2" xml:id="id5" draw:id="id5" draw:layer="layout" svg:width="1.016cm" svg:height="1.077cm" svg:x="10.1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4.826cm" svg:height="0.569cm" svg:x="5.656cm" svg:y="10.861cm">
          <draw:text-box>
            <text:p text:style-name="P6"><text:span text:style-name="T4">Tissue_disintegration_phenotype</text:span></text:p>
          </draw:text-box>
        </draw:frame>
        <draw:frame draw:style-name="gr7" draw:text-style-name="P6" draw:layer="layout" svg:width="4.064cm" svg:height="0.887cm" svg:x="6.096cm" svg:y="11.813cm">
          <draw:text-box>
            <text:p text:style-name="P6"><text:span text:style-name="T4">Vascular_system_damage_phenotype</text:span></text:p>
          </draw:text-box>
        </draw:frame>
        <draw:frame draw:style-name="gr3" draw:text-style-name="P6" draw:layer="layout" svg:width="4.572cm" svg:height="0.569cm" svg:x="6.35cm" svg:y="9.652cm">
          <draw:text-box>
            <text:p text:style-name="P6"><text:span text:style-name="T4">Color_variation_phenotype</text:span></text:p>
          </draw:text-box>
        </draw:frame>
        <draw:connector draw:style-name="gr8" draw:text-style-name="P2" draw:layer="layout" draw:type="curve" svg:x1="16.36cm" svg:y1="5.334cm" svg:x2="11.244cm" svg:y2="11.142cm" draw:start-shape="id2" draw:start-glue-point="7" draw:end-shape="id4" draw:end-glue-point="10" svg:d="m16360 5334c753 0 3311 5808-5116 5808">
          <text:p/>
        </draw:connector>
        <draw:connector draw:style-name="gr8" draw:text-style-name="P2" draw:layer="layout" draw:type="curve" svg:x1="14.582cm" svg:y1="7.366cm" svg:x2="11.176cm" svg:y2="9.937cm" draw:start-shape="id3" draw:start-glue-point="6" draw:end-shape="id5" draw:end-glue-point="10" svg:d="m14582 7366c0 1714-1135 2571-3406 2571">
          <text:p/>
        </draw:connector>
        <draw:frame draw:style-name="gr3" draw:text-style-name="P7" draw:layer="layout" svg:width="1.524cm" svg:height="0.569cm" svg:x="12.446cm" svg:y="9.937cm">
          <draw:text-box>
            <text:p text:style-name="P7"><text:span text:style-name="T5">part_of</text:span></text:p>
          </draw:text-box>
        </draw:frame>
        <draw:custom-shape draw:style-name="gr6" draw:text-style-name="P2" xml:id="id6" draw:id="id6" draw:layer="layout" svg:width="1.084cm" svg:height="1.084cm" svg:x="10.092cm" svg:y="11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4" draw:id="id4" draw:layer="layout" svg:width="1.084cm" svg:height="1.084cm" svg:x="10.16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7" draw:layer="layout" svg:width="1.524cm" svg:height="0.569cm" svg:x="12.446cm" svg:y="8.829cm">
          <draw:text-box>
            <text:p text:style-name="P7"><text:span text:style-name="T5">part_of</text:span></text:p>
          </draw:text-box>
        </draw:frame>
        <draw:frame draw:style-name="gr3" draw:text-style-name="P7" draw:layer="layout" svg:width="1.524cm" svg:height="0.569cm" svg:x="13.462cm" svg:y="11.142cm">
          <draw:text-box>
            <text:p text:style-name="P7"><text:span text:style-name="T5">part_of</text:span></text:p>
          </draw:text-box>
        </draw:frame>
        <draw:frame draw:style-name="gr3" draw:text-style-name="P7" draw:layer="layout" svg:width="1.524cm" svg:height="0.569cm" svg:x="14.732cm" svg:y="9.652cm">
          <draw:text-box>
            <text:p text:style-name="P7"><text:span text:style-name="T5">part_of</text:span></text:p>
          </draw:text-box>
        </draw:frame>
        <draw:connector draw:style-name="gr8" draw:text-style-name="P2" draw:layer="layout" draw:type="line" svg:x1="11.176cm" svg:y1="12.412cm" svg:x2="14.733cm" svg:y2="10.661cm" draw:start-shape="id6" draw:start-glue-point="10" svg:d="m11176 12412 3557-1751">
          <text:p/>
        </draw:connector>
        <draw:connector draw:style-name="gr8" draw:text-style-name="P2" draw:layer="layout" draw:type="line" svg:x1="11.086cm" svg:y1="10.758cm" svg:x2="13.177cm" svg:y2="9.598cm" draw:start-shape="id4" draw:start-glue-point="11" svg:d="m11086 10758 2091-1160">
          <text:p/>
        </draw:connector>
        <draw:custom-shape draw:style-name="gr4" draw:text-style-name="P2" xml:id="id3" draw:id="id3" draw:layer="layout" svg:width="0.508cm" svg:height="0.508cm" svg:x="14.328cm" svg:y="6.8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508cm" svg:height="0.508cm" svg:x="14.328cm" svg:y="6.858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4" draw:text-style-name="P2" xml:id="id2" draw:id="id2" draw:layer="layout" svg:width="0.508cm" svg:height="0.508cm" svg:x="15.852cm" svg:y="5.08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exx </meta:initial-creator>
    <meta:creation-date>2013-10-15T12:50:40</meta:creation-date>
    <dc:date>2013-10-23T13:17:08</dc:date>
    <dc:creator>Alexx </dc:creator>
    <meta:editing-duration>PT2H22M31S</meta:editing-duration>
    <meta:editing-cycles>37</meta:editing-cycles>
    <meta:generator>LibreOffice/3.6$Linux_X86_64 LibreOffice_project/360m1$Build-2</meta:generator>
    <meta:document-statistic meta:object-count="59"/>
  </office:meta>
</office:document-meta>
</file>